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6.6743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5" style:family="paragraph" style:parent-style-name="Standard">
      <style:paragraph-properties fo:margin-left="0in" fo:margin-right="0in" style:line-height-at-least="0.2083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 for use»¯EN<text:line-break/>MERSILK™<text:line-break/>BRAIDED SILK –VIRGIN SILK<text:line-break/>STERILE NON-ABSORBABLE<text:line-break/>SUTURE<text:line-break/>DESCRIPTION<text:line-break/>Silk^Suture is a non-absorbable sterile surgical suture composed of an organic protein called fibroin. This protein is derived from the domesticated species Bombyx mori (B. mori) of the family Bombycidae. Silk for braided material is processed to remove the natural waxes and gums. Braided silk is coated with wax and is available undyed and dyed in black with haematein HCK (Colour Index Number 75290). For virgin silk the sericin gum is not removed and holds the twisted filaments together. Virgin silk is available dyed blue with methylene blue (Colour Index Number 52015) or dyed black with haematein HCK (Colour Index Number^75290). <text:line-break/>Silk^Sutures are available in a range of gauge sizes and lengths, attached to stainless steel needles of varying types and sizes. The needles may be attached permanently or as CR needles (control release) enabling the needles to be pulled off instead of being cut off. Full details are contained in the catalogue.<text:line-break/>Silk^Sutures comply with the requirements of the United States Pharmacopoeia monograph for Non-absorbable Sutures and the European Pharmacopoeia for Sterile Braided Silk^Suture.</text:p>
      <text:p text:style-name="P3">Page: 3</text:p>
      <text:p text:style-name="P1">INDICATIONS <text:line-break/>Silk^Suture is indicated for use in general soft tissue approximation and/or ligation including use in cardiovascular, ophthalmic and neurological procedures.<text:line-break/>APPLICATION<text:line-break/>Sutures should be selected and implanted depending on patient’s condition, surgical experience, surgical technique and wound size.<text:line-break/>PERFORMANCE<text:line-break/>Silk^Suture elicits an initial inflammatory reaction in tissues, which is followed by gradual encapsulation of the suture by fibrous connective tissues. Whilst Silk is not absorbed, progressive degradation of the proteinaceous Silk fibre in vivo will result in a gradual loss of strength over time, with zero strength occurring between approximately 3 and 6^months.<text:line-break/>CONTRAINDICATIONS<text:line-break/>The use of this suture is contraindicated in patients with known sensitivities or allergies to Silk.<text:line-break/>Due to the gradual loss of all strength that will occur over a period of 3 to 6 months in vivo, Silk^Suture should not be used where permanent retention of tensile strength is required.<text:line-break/>WARNINGS/PRECAUTIONS/INTERACTIONS<text:line-break/>Users should be familiar with surgical procedures and techniques involving non-absorbable sutures before employing Silk^Suture for wound closure, as risk of wound dehiscence, may vary with the site of application and the suture material used.<text:line-break/>As with any foreign body, prolonged contact of any suture with salt solutions, such as those found in the urinary or biliary tracts, may result in calculus formation.</text:p>
      <text:p text:style-name="P3">Page: 4</text:p>
      <text:p text:style-name="P1">Adequate knot security requires the accepted surgical technique of flat and square ties, with <text:soft-page-break/>additional throws as indicated by surgical circumstances and the experience of the surgeon. <text:line-break/>Acceptable surgical practice should be followed for the management of infected or contaminated wounds.<text:line-break/>When handling this or any other suture, care should be taken to avoid damage. Avoid crushing or crimping damage due to the application of surgical instruments such as forceps or needle holders. <text:line-break/>Care should be taken to avoid damage when handling surgical needles. Grasp the needle in an area one-third (1/3) to one-half (1/2) of the distance from the attachment end to the point. Grasping in the point area could impair the penetration performance and cause fracture of the needle. Grasping at the butt or attachment end could cause bending or breakage. Reshaping needles may cause them to lose strength and be less resistant to bending and breaking.<text:line-break/>Users should exercise caution when handling surgical needles to avoid inadvertent needle stick injury.<text:line-break/>Discard used needles in “Sharps“ container.<text:line-break/>ADVERSE REACTIONS<text:line-break/>Adverse effects associated with the use of this device include allergic response in patients that are known to be sensitive to Silk, initial inflammatory tissue reaction, and transient local irritation at the wound site. Like all foreign bodies silk may potentiate an existing infection.<text:line-break/>STERILITY<text:line-break/>Silk^Sutures are sterilized by irradiation. Do not resterilize. Do not use if package is opened or damaged. Discard opened, unused sutures.<text:line-break/>STORAGE<text:line-break/>Recommended storage conditions: below 25° C, away from moisture and direct heat. Do not use after expiry date.ˇ</text:p>
      <text:p text:style-name="P4">Page: 5</text:p>
      <text:p text:style-name="P2">SYMBOLS USED ON LABELLING</text:p>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Do not reuse</text:p>
          </table:table-cell>
        </table:table-row>
        <table:table-row>
          <table:table-cell table:style-name="Table1.A2" office:value-type="string">
            <text:p text:style-name="Table_20_Contents">￼</text:p>
          </table:table-cell>
          <table:table-cell table:style-name="Table1.B2" office:value-type="string">
            <text:p text:style-name="Table_20_Contents">Use by – year and month</text:p>
          </table:table-cell>
        </table:table-row>
        <table:table-row>
          <table:table-cell table:style-name="Table1.A2" office:value-type="string">
            <text:p text:style-name="Table_20_Contents">￼</text:p>
          </table:table-cell>
          <table:table-cell table:style-name="Table1.B2" office:value-type="string">
            <text:p text:style-name="Table_20_Contents">Sterilized using irradiation</text:p>
          </table:table-cell>
        </table:table-row>
        <table:table-row>
          <table:table-cell table:style-name="Table1.A2" office:value-type="string">
            <text:p text:style-name="Table_20_Contents">￼</text:p>
          </table:table-cell>
          <table:table-cell table:style-name="Table1.B2" office:value-type="string">
            <text:p text:style-name="Table_20_Contents">CE-mark and Identification number of Notified Body. The product meets the essential requirements of Medical Device Directive 93/42/EEC.</text:p>
          </table:table-cell>
        </table:table-row>
        <table:table-row>
          <table:table-cell table:style-name="Table1.A2" office:value-type="string">
            <text:p text:style-name="Table_20_Contents">￼</text:p>
          </table:table-cell>
          <table:table-cell table:style-name="Table1.B2" office:value-type="string">
            <text:p text:style-name="Table_20_Contents">Batch number</text:p>
          </table:table-cell>
        </table:table-row>
        <table:table-row>
          <table:table-cell table:style-name="Table1.A2" office:value-type="string">
            <text:p text:style-name="Table_20_Contents">￼</text:p>
          </table:table-cell>
          <table:table-cell table:style-name="Table1.B2" office:value-type="string">
            <text:p text:style-name="Table_20_Contents">See instructions for us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09:34:37.840546833</dc:date>
    <dc:creator>alex </dc:creator>
    <meta:editing-duration>PT4M18S</meta:editing-duration>
    <meta:editing-cycles>7</meta:editing-cycles>
    <meta:generator>LibreOffice/4.3.1.2$Linux_X86_64 LibreOffice_project/958349dc3b25111dbca392fbc281a05559ef6848</meta:generator>
    <meta:document-statistic meta:table-count="1" meta:image-count="0" meta:object-count="0" meta:page-count="2" meta:paragraph-count="19" meta:word-count="703" meta:character-count="4622" meta:non-whitespace-character-count="3933"/>
  </office:meta>
</office:document-meta>
</file>